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5-07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5-04-1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5-01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4-10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4-07-0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4-04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3-10-1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3-07-1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3-04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3-01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2-10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2-07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2-04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2-01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1-10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1-07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1-03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1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852" calcext:value-type="float">
            <text:p>4.1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78" calcext:value-type="float">
            <text:p>4.3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708" calcext:value-type="float">
            <text:p>4.1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004" calcext:value-type="float">
            <text:p>4.2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44" calcext:value-type="float">
            <text:p>4.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348" calcext:value-type="float">
            <text:p>4.3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184" calcext:value-type="float">
            <text:p>4.2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84" calcext:value-type="float">
            <text:p>4.1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044" calcext:value-type="float">
            <text:p>4.1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63312" calcext:value-type="float">
            <text:p>4.3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714" calcext:value-type="float">
            <text:p>4.18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4816" calcext:value-type="float">
            <text:p>4.3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912" calcext:value-type="float">
            <text:p>4.3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132" calcext:value-type="float">
            <text:p>4.23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3632" calcext:value-type="float">
            <text:p>4.2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754" calcext:value-type="float">
            <text:p>4.12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048" calcext:value-type="float">
            <text:p>4.3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1074" calcext:value-type="float">
            <text:p>4.02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988" calcext:value-type="float">
            <text:p>4.0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076" calcext:value-type="float">
            <text:p>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9104" calcext:value-type="float">
            <text:p>4.1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678" calcext:value-type="float">
            <text:p>4.28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356" calcext:value-type="float">
            <text:p>3.9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8308" calcext:value-type="float">
            <text:p>3.9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778" calcext:value-type="float">
            <text:p>3.93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9904" calcext:value-type="float">
            <text:p>4.0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8352" calcext:value-type="float">
            <text:p>4.1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24" calcext:value-type="float">
            <text:p>4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212" calcext:value-type="float">
            <text:p>4.3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798" calcext:value-type="float">
            <text:p>4.09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866" calcext:value-type="float">
            <text:p>4.26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956" calcext:value-type="float">
            <text:p>3.8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196" calcext:value-type="float">
            <text:p>3.8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626" calcext:value-type="float">
            <text:p>4.24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1648" calcext:value-type="float">
            <text:p>4.2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378" calcext:value-type="float">
            <text:p>4.16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058" calcext:value-type="float">
            <text:p>4.27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5008" calcext:value-type="float">
            <text:p>4.2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2096" calcext:value-type="float">
            <text:p>4.0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8256" calcext:value-type="float">
            <text:p>4.0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168" calcext:value-type="float">
            <text:p>4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728" calcext:value-type="float">
            <text:p>4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292" calcext:value-type="float">
            <text:p>4.6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874" calcext:value-type="float">
            <text:p>4.32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768" calcext:value-type="float">
            <text:p>4.3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9888" calcext:value-type="float">
            <text:p>4.3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112" calcext:value-type="float">
            <text:p>4.1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4592" calcext:value-type="float">
            <text:p>4.2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9128" calcext:value-type="float">
            <text:p>4.1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0752" calcext:value-type="float">
            <text:p>4.1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274" calcext:value-type="float">
            <text:p>4.09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928" calcext:value-type="float">
            <text:p>4.1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29" calcext:value-type="float">
            <text:p>4.22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342" calcext:value-type="float">
            <text:p>4.26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21808" calcext:value-type="float">
            <text:p>4.3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7184" calcext:value-type="float">
            <text:p>4.1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53312" calcext:value-type="float">
            <text:p>3.9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352" calcext:value-type="float">
            <text:p>4.0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684" calcext:value-type="float">
            <text:p>3.5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0368" calcext:value-type="float">
            <text:p>3.9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898" calcext:value-type="float">
            <text:p>3.37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3072" calcext:value-type="float">
            <text:p>4.1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3488" calcext:value-type="float">
            <text:p>4.1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4864" calcext:value-type="float">
            <text:p>3.8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2618" calcext:value-type="float">
            <text:p>4.18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674" calcext:value-type="float">
            <text:p>4.24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576" calcext:value-type="float">
            <text:p>4.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1936" calcext:value-type="float">
            <text:p>4.2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81" calcext:value-type="float">
            <text:p>4.19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978" calcext:value-type="float">
            <text:p>4.01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3136" calcext:value-type="float">
            <text:p>4.1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076" calcext:value-type="float">
            <text:p>4.0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33" calcext:value-type="float">
            <text:p>4.16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0736" calcext:value-type="float">
            <text:p>4.0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14" calcext:value-type="float">
            <text:p>4.1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504" calcext:value-type="float">
            <text:p>4.1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228" calcext:value-type="float">
            <text:p>4.36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94" calcext:value-type="float">
            <text:p>4.0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7712" calcext:value-type="float">
            <text:p>4.0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244" calcext:value-type="float">
            <text:p>3.8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942" calcext:value-type="float">
            <text:p>4.10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5216" calcext:value-type="float">
            <text:p>3.8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198" calcext:value-type="float">
            <text:p>4.4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4816" calcext:value-type="float">
            <text:p>4.3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258" calcext:value-type="float">
            <text:p>4.35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316" calcext:value-type="float">
            <text:p>4.4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034" calcext:value-type="float">
            <text:p>4.08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1504" calcext:value-type="float">
            <text:p>4.1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432" calcext:value-type="float">
            <text:p>4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622" calcext:value-type="float">
            <text:p>4.21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5792" calcext:value-type="float">
            <text:p>4.4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16" calcext:value-type="float">
            <text:p>4.4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6832" calcext:value-type="float">
            <text:p>4.4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694" calcext:value-type="float">
            <text:p>4.40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9504" calcext:value-type="float">
            <text:p>4.4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1664" calcext:value-type="float">
            <text:p>4.3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4224" calcext:value-type="float">
            <text:p>4.4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592" calcext:value-type="float">
            <text:p>4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472" calcext:value-type="float">
            <text:p>4.0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668" calcext:value-type="float">
            <text:p>4.2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7" calcext:value-type="float">
            <text:p>4.4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4464" calcext:value-type="float">
            <text:p>4.2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9616" calcext:value-type="float">
            <text:p>4.3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432" calcext:value-type="float">
            <text:p>4.3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9632" calcext:value-type="float">
            <text:p>4.4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7296" calcext:value-type="float">
            <text:p>4.3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846" calcext:value-type="float">
            <text:p>4.48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692" calcext:value-type="float">
            <text:p>4.3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03648" calcext:value-type="float">
            <text:p>4.2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37" calcext:value-type="float">
            <text:p>4.10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206" calcext:value-type="float">
            <text:p>4.31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82" calcext:value-type="float">
            <text:p>4.40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394" calcext:value-type="float">
            <text:p>4.29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1728" calcext:value-type="float">
            <text:p>4.2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2832" calcext:value-type="float">
            <text:p>4.3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68" calcext:value-type="float">
            <text:p>4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302" calcext:value-type="float">
            <text:p>4.32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3168" calcext:value-type="float">
            <text:p>4.2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24656" calcext:value-type="float">
            <text:p>4.1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2336" calcext:value-type="float">
            <text:p>4.2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622" calcext:value-type="float">
            <text:p>4.21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728" calcext:value-type="float">
            <text:p>3.6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3952" calcext:value-type="float">
            <text:p>4.0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4536" calcext:value-type="float">
            <text:p>4.0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3744" calcext:value-type="float">
            <text:p>4.0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7056" calcext:value-type="float">
            <text:p>3.8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71" calcext:value-type="float">
            <text:p>3.77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15312" calcext:value-type="float">
            <text:p>4.0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1792" calcext:value-type="float">
            <text:p>3.8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364" calcext:value-type="float">
            <text:p>3.6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904" calcext:value-type="float">
            <text:p>4.0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124" calcext:value-type="float">
            <text:p>4.0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66" calcext:value-type="float">
            <text:p>4.1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3952" calcext:value-type="float">
            <text:p>4.0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9968" calcext:value-type="float">
            <text:p>4.0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874" calcext:value-type="float">
            <text:p>3.94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7526" calcext:value-type="float">
            <text:p>3.82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4576" calcext:value-type="float">
            <text:p>3.7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822" calcext:value-type="float">
            <text:p>3.90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876" calcext:value-type="float">
            <text:p>3.9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436" calcext:value-type="float">
            <text:p>3.8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448" calcext:value-type="float">
            <text:p>3.8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7376" calcext:value-type="float">
            <text:p>4.0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232" calcext:value-type="float">
            <text:p>3.8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6528" calcext:value-type="float">
            <text:p>3.9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404" calcext:value-type="float">
            <text:p>3.9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8336" calcext:value-type="float">
            <text:p>4.0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6" calcext:value-type="float">
            <text:p>4.0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136" calcext:value-type="float">
            <text:p>4.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35885714286" calcext:value-type="float">
            <text:p>3.9053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0762" calcext:value-type="float">
            <text:p>3.81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772" calcext:value-type="float">
            <text:p>3.8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084" calcext:value-type="float">
            <text:p>4.1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844" calcext:value-type="float">
            <text:p>4.0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782" calcext:value-type="float">
            <text:p>3.97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1328" calcext:value-type="float">
            <text:p>3.9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62" calcext:value-type="float">
            <text:p>4.1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718" calcext:value-type="float">
            <text:p>4.22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628" calcext:value-type="float">
            <text:p>3.8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0128" calcext:value-type="float">
            <text:p>4.1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3184" calcext:value-type="float">
            <text:p>4.3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434" calcext:value-type="float">
            <text:p>4.23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5888" calcext:value-type="float">
            <text:p>4.1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156" calcext:value-type="float">
            <text:p>4.2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8016" calcext:value-type="float">
            <text:p>4.2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372" calcext:value-type="float">
            <text:p>4.1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534" calcext:value-type="float">
            <text:p>3.89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0352" calcext:value-type="float">
            <text:p>4.2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596" calcext:value-type="float">
            <text:p>4.26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334" calcext:value-type="float">
            <text:p>4.19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248" calcext:value-type="float">
            <text:p>4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1216" calcext:value-type="float">
            <text:p>4.0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2872" calcext:value-type="float">
            <text:p>4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3952" calcext:value-type="float">
            <text:p>4.0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688" calcext:value-type="float">
            <text:p>4.2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488" calcext:value-type="float">
            <text:p>4.0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306" calcext:value-type="float">
            <text:p>4.35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118" calcext:value-type="float">
            <text:p>4.37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778" calcext:value-type="float">
            <text:p>4.31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65" calcext:value-type="float">
            <text:p>4.0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84" calcext:value-type="float">
            <text:p>4.1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796" calcext:value-type="float">
            <text:p>4.20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566" calcext:value-type="float">
            <text:p>4.14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238" calcext:value-type="float">
            <text:p>3.8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6066" calcext:value-type="float">
            <text:p>3.57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082" calcext:value-type="float">
            <text:p>3.323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166" calcext:value-type="float">
            <text:p>3.61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808" calcext:value-type="float">
            <text:p>3.9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8816" calcext:value-type="float">
            <text:p>4.0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302" calcext:value-type="float">
            <text:p>3.94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534" calcext:value-type="float">
            <text:p>3.89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6384" calcext:value-type="float">
            <text:p>3.8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4192" calcext:value-type="float">
            <text:p>3.8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656" calcext:value-type="float">
            <text:p>3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" calcext:value-type="float">
            <text:p>4.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4784" calcext:value-type="float">
            <text:p>4.1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404" calcext:value-type="float">
            <text:p>4.2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728" calcext:value-type="float">
            <text:p>4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33" calcext:value-type="float">
            <text:p>4.16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4544" calcext:value-type="float">
            <text:p>4.3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186" calcext:value-type="float">
            <text:p>4.15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514" calcext:value-type="float">
            <text:p>4.11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22" calcext:value-type="float">
            <text:p>4.17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338" calcext:value-type="float">
            <text:p>4.22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3056" calcext:value-type="float">
            <text:p>4.4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7792" calcext:value-type="float">
            <text:p>4.1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888" calcext:value-type="float">
            <text:p>4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906" calcext:value-type="float">
            <text:p>4.20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286" calcext:value-type="float">
            <text:p>4.19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068" calcext:value-type="float">
            <text:p>3.9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948" calcext:value-type="float">
            <text:p>4.1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5952" calcext:value-type="float">
            <text:p>4.1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40096" calcext:value-type="float">
            <text:p>4.3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056" calcext:value-type="float">
            <text:p>4.0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2736" calcext:value-type="float">
            <text:p>4.1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5632" calcext:value-type="float">
            <text:p>4.2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18" calcext:value-type="float">
            <text:p>4.1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12976" calcext:value-type="float">
            <text:p>3.9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5824" calcext:value-type="float">
            <text:p>3.8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038" calcext:value-type="float">
            <text:p>4.11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4416" calcext:value-type="float">
            <text:p>4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5024" calcext:value-type="float">
            <text:p>4.3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1584" calcext:value-type="float">
            <text:p>4.2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68" calcext:value-type="float">
            <text:p>4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544" calcext:value-type="float">
            <text:p>4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592" calcext:value-type="float">
            <text:p>4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132" calcext:value-type="float">
            <text:p>4.1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7376" calcext:value-type="float">
            <text:p>4.0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1936" calcext:value-type="float">
            <text:p>3.9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1536" calcext:value-type="float">
            <text:p>3.9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9616" calcext:value-type="float">
            <text:p>4.3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608" calcext:value-type="float">
            <text:p>4.2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504" calcext:value-type="float">
            <text:p>4.1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024" calcext:value-type="float">
            <text:p>4.1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809" calcext:value-type="float">
            <text:p>3.76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0396" calcext:value-type="float">
            <text:p>3.9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5984" calcext:value-type="float">
            <text:p>3.9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2384" calcext:value-type="float">
            <text:p>3.7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6" calcext:value-type="float">
            <text:p>3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586" calcext:value-type="float">
            <text:p>3.545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82" calcext:value-type="float">
            <text:p>3.5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432" calcext:value-type="float">
            <text:p>4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354" calcext:value-type="float">
            <text:p>3.97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392" calcext:value-type="float">
            <text:p>4.1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1" calcext:value-type="float">
            <text:p>3.8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772" calcext:value-type="float">
            <text:p>4.2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996" calcext:value-type="float">
            <text:p>4.1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2872" calcext:value-type="float">
            <text:p>4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496" calcext:value-type="float">
            <text:p>4.2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7388" calcext:value-type="float">
            <text:p>4.2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064" calcext:value-type="float">
            <text:p>3.8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484" calcext:value-type="float">
            <text:p>3.8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54" calcext:value-type="float">
            <text:p>4.3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5552" calcext:value-type="float">
            <text:p>4.2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9248" calcext:value-type="float">
            <text:p>4.1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4816" calcext:value-type="float">
            <text:p>4.3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83" calcext:value-type="float">
            <text:p>4.35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49" calcext:value-type="float">
            <text:p>3.92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528" calcext:value-type="float">
            <text:p>4.3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1574" calcext:value-type="float">
            <text:p>4.21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628" calcext:value-type="float">
            <text:p>4.2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072" calcext:value-type="float">
            <text:p>4.1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504" calcext:value-type="float">
            <text:p>4.1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64" calcext:value-type="float">
            <text:p>4.2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5008" calcext:value-type="float">
            <text:p>3.8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522" calcext:value-type="float">
            <text:p>4.17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632" calcext:value-type="float">
            <text:p>4.0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1312" calcext:value-type="float">
            <text:p>4.2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564" calcext:value-type="float">
            <text:p>4.1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4848" calcext:value-type="float">
            <text:p>4.1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212" calcext:value-type="float">
            <text:p>4.10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136" calcext:value-type="float">
            <text:p>4.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2288" calcext:value-type="float">
            <text:p>4.3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358" calcext:value-type="float">
            <text:p>4.38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3494" calcext:value-type="float">
            <text:p>4.33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42" calcext:value-type="float">
            <text:p>4.24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85488" calcext:value-type="float">
            <text:p>4.2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606" calcext:value-type="float">
            <text:p>4.08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048" calcext:value-type="float">
            <text:p>3.9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568" calcext:value-type="float">
            <text:p>3.9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264" calcext:value-type="float">
            <text:p>3.8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208" calcext:value-type="float">
            <text:p>4.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12" calcext:value-type="float">
            <text:p>4.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339" calcext:value-type="float">
            <text:p>4.26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754" calcext:value-type="float">
            <text:p>4.12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2768" calcext:value-type="float">
            <text:p>4.1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174" calcext:value-type="float">
            <text:p>4.05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686" calcext:value-type="float">
            <text:p>3.96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192" calcext:value-type="float">
            <text:p>4.0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712" calcext:value-type="float">
            <text:p>4.0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1232" calcext:value-type="float">
            <text:p>4.1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78" calcext:value-type="float">
            <text:p>4.3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428" calcext:value-type="float">
            <text:p>4.1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006" calcext:value-type="float">
            <text:p>4.23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5312" calcext:value-type="float">
            <text:p>4.4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602" calcext:value-type="float">
            <text:p>4.43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332" calcext:value-type="float">
            <text:p>4.43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076" calcext:value-type="float">
            <text:p>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316" calcext:value-type="float">
            <text:p>4.4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376" calcext:value-type="float">
            <text:p>4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272" calcext:value-type="float">
            <text:p>4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76" calcext:value-type="float">
            <text:p>4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034" calcext:value-type="float">
            <text:p>4.46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684" calcext:value-type="float">
            <text:p>4.3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1456" calcext:value-type="float">
            <text:p>4.2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152" calcext:value-type="float">
            <text:p>4.0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626" calcext:value-type="float">
            <text:p>4.24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6624" calcext:value-type="float">
            <text:p>3.9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034" calcext:value-type="float">
            <text:p>4.46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908" calcext:value-type="float">
            <text:p>4.2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408" calcext:value-type="float">
            <text:p>4.1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352" calcext:value-type="float">
            <text:p>4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75" calcext:value-type="float">
            <text:p>4.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2432" calcext:value-type="float">
            <text:p>4.0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788" calcext:value-type="float">
            <text:p>4.0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344" calcext:value-type="float">
            <text:p>3.6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036" calcext:value-type="float">
            <text:p>3.7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836" calcext:value-type="float">
            <text:p>4.14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816" calcext:value-type="float">
            <text:p>4.1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03904" calcext:value-type="float">
            <text:p>4.1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358" calcext:value-type="float">
            <text:p>4.00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492" calcext:value-type="float">
            <text:p>3.9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2224" calcext:value-type="float">
            <text:p>3.9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748" calcext:value-type="float">
            <text:p>4.0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324" calcext:value-type="float">
            <text:p>4.1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527" calcext:value-type="float">
            <text:p>4.06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584" calcext:value-type="float">
            <text:p>4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23" calcext:value-type="float">
            <text:p>4.12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6704" calcext:value-type="float">
            <text:p>4.1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4112" calcext:value-type="float">
            <text:p>4.2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898" calcext:value-type="float">
            <text:p>4.13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854" calcext:value-type="float">
            <text:p>4.16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4448" calcext:value-type="float">
            <text:p>4.1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286" calcext:value-type="float">
            <text:p>4.19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484" calcext:value-type="float">
            <text:p>4.2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9816" calcext:value-type="float">
            <text:p>4.3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136" calcext:value-type="float">
            <text:p>4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664" calcext:value-type="float">
            <text:p>4.2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544" calcext:value-type="float">
            <text:p>4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004" calcext:value-type="float">
            <text:p>4.2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7376" calcext:value-type="float">
            <text:p>4.4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17" calcext:value-type="float">
            <text:p>4.40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368" calcext:value-type="float">
            <text:p>4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056" calcext:value-type="float">
            <text:p>4.1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224" calcext:value-type="float">
            <text:p>4.5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796" calcext:value-type="float">
            <text:p>4.4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068" calcext:value-type="float">
            <text:p>4.3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372" calcext:value-type="float">
            <text:p>4.5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512" calcext:value-type="float">
            <text:p>4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42" calcext:value-type="float">
            <text:p>4.1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964" calcext:value-type="float">
            <text:p>3.9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54" calcext:value-type="float">
            <text:p>4.3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368" calcext:value-type="float">
            <text:p>4.2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15450885229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0" meta:object-count="0"/>
    <meta:user-defined meta:name="AppVersion">3.0</meta:user-defined>
  </office:meta>
</office:document-meta>
</file>